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7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8.06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33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b2b2b2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dotted #000000" fo:background-color="#b2b2b2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ackground-color="#b2b2b2" fo:border-left="0.74pt solid #000000" fo:border-right="none" fo:border-top="0.74pt dotte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b2b2b2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ackground-color="#b2b2b2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1" style:family="table-cell" style:parent-style-name="Default">
      <style:table-cell-properties fo:border-bottom="0.74pt dotted #000000" fo:background-color="#eeeeee" fo:border-left="0.74pt solid #000000" fo:border-right="none" fo:border-top="none"/>
    </style:style>
    <style:style style:name="ce12" style:family="table-cell" style:parent-style-name="Default">
      <style:table-cell-properties fo:border-bottom="none" fo:background-color="#eeeeee" fo:border-left="0.74pt solid #000000" fo:border-right="none" fo:border-top="0.74pt dotted #000000"/>
    </style:style>
    <style:style style:name="ce13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order-bottom="0.74pt dotted #000000" fo:background-color="#eeeeee" fo:border-left="none" fo:border-right="none" fo:border-top="none"/>
    </style:style>
    <style:style style:name="ce17" style:family="table-cell" style:parent-style-name="Default">
      <style:table-cell-properties fo:border-bottom="none" fo:background-color="#eeeeee" fo:border-left="none" fo:border-right="none" fo:border-top="0.74pt dotted #000000"/>
    </style:style>
    <style:style style:name="ce18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19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border="none"/>
    </style:style>
    <style:style style:name="ce21" style:family="table-cell" style:parent-style-name="Default">
      <style:table-cell-properties fo:border-bottom="none" fo:background-color="#eeeeee" fo:border-left="none" fo:border-right="0.74pt dotted #000000" fo:border-top="0.74pt solid #000000"/>
    </style:style>
    <style:style style:name="ce22" style:family="table-cell" style:parent-style-name="Default">
      <style:table-cell-properties fo:border-bottom="none" fo:background-color="#eeeeee" fo:border-left="none" fo:border-right="0.74pt dotted #000000" fo:border-top="none"/>
    </style:style>
    <style:style style:name="ce23" style:family="table-cell" style:parent-style-name="Default">
      <style:table-cell-properties fo:border-bottom="0.74pt dotted #000000" fo:background-color="#eeeeee" fo:border-left="none" fo:border-right="0.74pt dotted #000000" fo:border-top="none"/>
    </style:style>
    <style:style style:name="ce24" style:family="table-cell" style:parent-style-name="Default">
      <style:table-cell-properties fo:border-bottom="none" fo:background-color="#eeeeee" fo:border-left="none" fo:border-right="0.74pt dotted #000000" fo:border-top="0.74pt dotted #000000"/>
    </style:style>
    <style:style style:name="ce25" style:family="table-cell" style:parent-style-name="Default">
      <style:table-cell-properties fo:border-bottom="0.74pt solid #000000" fo:background-color="#eeeeee" fo:border-left="none" fo:border-right="0.74pt dotted #000000" fo:border-top="none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solid #000000" fo:background-color="#b2b2b2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dddddd" fo:border-left="0.74pt dotted #000000" fo:border-right="none" fo:border-top="none"/>
    </style:style>
    <style:style style:name="ce29" style:family="table-cell" style:parent-style-name="Default">
      <style:table-cell-properties fo:border-bottom="0.74pt dotted #000000" fo:background-color="#dddddd" fo:border-left="0.74pt dotted #000000" fo:border-right="none" fo:border-top="none"/>
    </style:style>
    <style:style style:name="ce30" style:family="table-cell" style:parent-style-name="Default">
      <style:table-cell-properties fo:border-bottom="none" fo:background-color="#dddddd" fo:border-left="0.74pt dotted #000000" fo:border-right="none" fo:border-top="0.74pt dotted #000000"/>
    </style:style>
    <style:style style:name="ce31" style:family="table-cell" style:parent-style-name="Default">
      <style:table-cell-properties fo:border-bottom="0.74pt solid #000000" fo:background-color="#dddddd" fo:border-left="0.74pt dotted #000000" fo:border-right="none" fo:border-top="none"/>
    </style:style>
    <style:style style:name="ce32" style:family="table-cell" style:parent-style-name="Default">
      <style:table-cell-properties fo:background-color="#dddddd" fo:border="none"/>
    </style:style>
    <style:style style:name="ce33" style:family="table-cell" style:parent-style-name="Default">
      <style:table-cell-properties fo:border-bottom="0.74pt dotted #000000" fo:background-color="#dddddd" fo:border-left="none" fo:border-right="none" fo:border-top="none"/>
    </style:style>
    <style:style style:name="ce34" style:family="table-cell" style:parent-style-name="Default">
      <style:table-cell-properties fo:border-bottom="none" fo:background-color="#dddddd" fo:border-left="none" fo:border-right="0.74pt solid #000000" fo:border-top="0.74pt dotted #000000"/>
    </style:style>
    <style:style style:name="ce35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36" style:family="table-cell" style:parent-style-name="Default">
      <style:table-cell-properties fo:border-bottom="0.74pt dotted #000000" fo:background-color="#dddddd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ackground-color="#b2b2b2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40" style:family="table-cell" style:parent-style-name="Default">
      <style:table-cell-properties fo:border-bottom="0.74pt solid #000000" fo:background-color="#b2b2b2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_samefile-images" table:style-name="ta1">
        <table:shapes>
          <draw:frame draw:z-index="0" draw:style-name="gr1" draw:text-style-name="P1" svg:width="159.99mm" svg:height="89.99mm" svg:x="322.84mm" svg:y="111.08mm">
            <loext:p draw:notify-on-update-of-ranges="'results_samefile-images'.A3:'results_samefile-images'.A20 'results_samefile-images'.AM3:'results_samefile-images'.AM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2.96mm" svg:y="206.39mm">
            <loext:p draw:notify-on-update-of-ranges="'results_samefile-images'.A3:'results_samefile-images'.A20 'results_samefile-images'.AN3:'results_samefile-images'.AN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10"/>
        <table:table-column table:style-name="co2" table:number-columns-repeated="9" table:default-cell-style-name="ce15"/>
        <table:table-column table:style-name="co3" table:number-columns-repeated="7" table:default-cell-style-name="ce15"/>
        <table:table-column table:style-name="co4" table:default-cell-style-name="ce15"/>
        <table:table-column table:style-name="co3" table:number-columns-repeated="15" table:default-cell-style-name="ce15"/>
        <table:table-column table:style-name="co3" table:default-cell-style-name="ce20"/>
        <table:table-column table:style-name="co3" table:default-cell-style-name="ce22"/>
        <table:table-column table:style-name="co5" table:visibility="collapse" table:default-cell-style-name="ce28"/>
        <table:table-column table:style-name="co5" table:visibility="collapse" table:default-cell-style-name="ce35"/>
        <table:table-column table:style-name="co5" table:number-columns-repeated="3" table:default-cell-style-name="Default"/>
        <table:table-row table:style-name="ro1">
          <table:table-cell table:style-name="ce1"/>
          <table:table-cell table:style-name="ce7" table:number-columns-repeated="16"/>
          <table:table-cell table:style-name="ce19" office:value-type="string" calcext:value-type="string">
            <text:p>Candidate</text:p>
          </table:table-cell>
          <table:table-cell table:style-name="ce7" table:number-columns-repeated="18"/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Gen.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27" office:value-type="string" calcext:value-type="string">
            <text:p>Gen. Avg.</text:p>
          </table:table-cell>
          <table:table-cell table:style-name="ce27" office:value-type="string" calcext:value-type="string">
            <text:p>Gen. Avg. (w/o)</text:p>
          </table:table-cell>
          <table:table-cell table:style-name="ce38" office:value-type="string" calcext:value-type="string">
            <text:p>Avg.</text:p>
          </table:table-cell>
          <table:table-cell table:style-name="ce40" office:value-type="string" calcext:value-type="string">
            <text:p>Avg. (w/o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9"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23" table:style-name="ce14" office:value-type="float" office:value="18" calcext:value-type="float">
            <text:p>18</text:p>
          </table:table-cell>
          <table:table-cell table:style-name="ce21" office:value-type="float" office:value="18" calcext:value-type="float">
            <text:p>18</text:p>
          </table:table-cell>
          <table:table-cell table:formula="of:=AVERAGE([.B3:.AJ3])" office:value-type="float" office:value="18.4285714285714" calcext:value-type="float">
            <text:p>18.4285714285714</text:p>
          </table:table-cell>
          <table:table-cell table:style-name="ce32" table:formula="of:=AVERAGEIF([.B3:.AJ3]; &quot;&lt;20&quot;; [.B3:.AJ3])" office:value-type="float" office:value="18.0294117647059" calcext:value-type="float">
            <text:p>18.0294117647059</text:p>
          </table:table-cell>
          <table:table-cell table:style-name="ce32" table:formula="of:=AVERAGE([.AK3];[.AK21];[.AK39])" office:value-type="float" office:value="18.4571428571428" calcext:value-type="float">
            <text:p>18.4571428571428</text:p>
          </table:table-cell>
          <table:table-cell table:style-name="ce35" table:formula="of:=AVERAGE([.AL3];[.AL21];[.AL39])" office:value-type="float" office:value="18.3240896358543" calcext:value-type="float">
            <text:p>18.32408963585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AVERAGE([.B4:.AJ4])" office:value-type="float" office:value="18.2285714285714" calcext:value-type="float">
            <text:p>18.2285714285714</text:p>
          </table:table-cell>
          <table:table-cell table:style-name="ce32" table:formula="of:=AVERAGEIF([.B4:.AJ4]; &quot;&lt;20&quot;; [.B4:.AJ4])" office:value-type="float" office:value="18.2285714285714" calcext:value-type="float">
            <text:p>18.2285714285714</text:p>
          </table:table-cell>
          <table:table-cell table:style-name="ce32" table:formula="of:=AVERAGE([.AK4];[.AK22];[.AK40])" office:value-type="float" office:value="18.3047619047619" calcext:value-type="float">
            <text:p>18.3047619047619</text:p>
          </table:table-cell>
          <table:table-cell table:style-name="ce35" table:formula="of:=AVERAGE([.AL4];[.AL22];[.AL40])" office:value-type="float" office:value="18.3047619047619" calcext:value-type="float">
            <text:p>18.30476190476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AVERAGE([.B5:.AJ5])" office:value-type="float" office:value="18.1142857142857" calcext:value-type="float">
            <text:p>18.1142857142857</text:p>
          </table:table-cell>
          <table:table-cell table:style-name="ce32" table:formula="of:=AVERAGEIF([.B5:.AJ5]; &quot;&lt;20&quot;; [.B5:.AJ5])" office:value-type="float" office:value="18.1142857142857" calcext:value-type="float">
            <text:p>18.1142857142857</text:p>
          </table:table-cell>
          <table:table-cell table:style-name="ce32" table:formula="of:=AVERAGE([.AK5];[.AK23];[.AK41])" office:value-type="float" office:value="18.3428571428571" calcext:value-type="float">
            <text:p>18.3428571428571</text:p>
          </table:table-cell>
          <table:table-cell table:style-name="ce35" table:formula="of:=AVERAGE([.AL5];[.AL23];[.AL41])" office:value-type="float" office:value="18.3428571428571" calcext:value-type="float">
            <text:p>18.34285714285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18" calcext:value-type="float">
            <text:p>18</text:p>
          </table:table-cell>
          <table:table-cell table:formula="of:=AVERAGE([.B6:.AJ6])" office:value-type="float" office:value="18.0857142857143" calcext:value-type="float">
            <text:p>18.0857142857143</text:p>
          </table:table-cell>
          <table:table-cell table:style-name="ce32" table:formula="of:=AVERAGEIF([.B6:.AJ6]; &quot;&lt;20&quot;; [.B6:.AJ6])" office:value-type="float" office:value="18.0857142857143" calcext:value-type="float">
            <text:p>18.0857142857143</text:p>
          </table:table-cell>
          <table:table-cell table:style-name="ce32" table:formula="of:=AVERAGE([.AK6];[.AK24];[.AK42])" office:value-type="float" office:value="18.3809523809524" calcext:value-type="float">
            <text:p>18.3809523809524</text:p>
          </table:table-cell>
          <table:table-cell table:style-name="ce35" table:formula="of:=AVERAGE([.AL6];[.AL24];[.AL42])" office:value-type="float" office:value="18.3809523809524" calcext:value-type="float">
            <text:p>18.38095238095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5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formula="of:=AVERAGE([.B7:.AJ7])" office:value-type="float" office:value="18.2285714285714" calcext:value-type="float">
            <text:p>18.2285714285714</text:p>
          </table:table-cell>
          <table:table-cell table:style-name="ce32" table:formula="of:=AVERAGEIF([.B7:.AJ7]; &quot;&lt;20&quot;; [.B7:.AJ7])" office:value-type="float" office:value="18.2285714285714" calcext:value-type="float">
            <text:p>18.2285714285714</text:p>
          </table:table-cell>
          <table:table-cell table:style-name="ce32" table:formula="of:=AVERAGE([.AK7];[.AK25];[.AK43])" office:value-type="float" office:value="18.3714285714286" calcext:value-type="float">
            <text:p>18.3714285714286</text:p>
          </table:table-cell>
          <table:table-cell table:style-name="ce35" table:formula="of:=AVERAGE([.AL7];[.AL25];[.AL43])" office:value-type="float" office:value="18.3714285714286" calcext:value-type="float">
            <text:p>18.37142857142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18" calcext:value-type="float">
            <text:p>18</text:p>
          </table:table-cell>
          <table:table-cell table:formula="of:=AVERAGE([.B8:.AJ8])" office:value-type="float" office:value="18.1428571428571" calcext:value-type="float">
            <text:p>18.1428571428571</text:p>
          </table:table-cell>
          <table:table-cell table:style-name="ce32" table:formula="of:=AVERAGEIF([.B8:.AJ8]; &quot;&lt;20&quot;; [.B8:.AJ8])" office:value-type="float" office:value="18.1428571428571" calcext:value-type="float">
            <text:p>18.1428571428571</text:p>
          </table:table-cell>
          <table:table-cell table:style-name="ce32" table:formula="of:=AVERAGE([.AK8];[.AK26];[.AK44])" office:value-type="float" office:value="18.5809523809524" calcext:value-type="float">
            <text:p>18.5809523809524</text:p>
          </table:table-cell>
          <table:table-cell table:style-name="ce35" table:formula="of:=AVERAGE([.AL8];[.AL26];[.AL44])" office:value-type="float" office:value="18.3478991596639" calcext:value-type="float">
            <text:p>18.34789915966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18" calcext:value-type="float">
            <text:p>18</text:p>
          </table:table-cell>
          <table:table-cell table:formula="of:=AVERAGE([.B9:.AJ9])" office:value-type="float" office:value="18.1428571428571" calcext:value-type="float">
            <text:p>18.1428571428571</text:p>
          </table:table-cell>
          <table:table-cell table:style-name="ce32" table:formula="of:=AVERAGEIF([.B9:.AJ9]; &quot;&lt;20&quot;; [.B9:.AJ9])" office:value-type="float" office:value="18.1428571428571" calcext:value-type="float">
            <text:p>18.1428571428571</text:p>
          </table:table-cell>
          <table:table-cell table:style-name="ce32" table:formula="of:=AVERAGE([.AK9];[.AK27];[.AK45])" office:value-type="float" office:value="18.3428571428571" calcext:value-type="float">
            <text:p>18.3428571428571</text:p>
          </table:table-cell>
          <table:table-cell table:style-name="ce35" table:formula="of:=AVERAGE([.AL9];[.AL27];[.AL45])" office:value-type="float" office:value="18.3428571428571" calcext:value-type="float">
            <text:p>18.34285714285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AVERAGE([.B10:.AJ10])" office:value-type="float" office:value="18.2285714285714" calcext:value-type="float">
            <text:p>18.2285714285714</text:p>
          </table:table-cell>
          <table:table-cell table:style-name="ce32" table:formula="of:=AVERAGEIF([.B10:.AJ10]; &quot;&lt;20&quot;; [.B10:.AJ10])" office:value-type="float" office:value="18.2285714285714" calcext:value-type="float">
            <text:p>18.2285714285714</text:p>
          </table:table-cell>
          <table:table-cell table:style-name="ce32" table:formula="of:=AVERAGE([.AK10];[.AK28];[.AK46])" office:value-type="float" office:value="18.4857142857143" calcext:value-type="float">
            <text:p>18.4857142857143</text:p>
          </table:table-cell>
          <table:table-cell table:style-name="ce35" table:formula="of:=AVERAGE([.AL10];[.AL28];[.AL46])" office:value-type="float" office:value="18.452380952381" calcext:value-type="float">
            <text:p>18.4523809523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9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18" calcext:value-type="float">
            <text:p>18</text:p>
          </table:table-cell>
          <table:table-cell table:formula="of:=AVERAGE([.B11:.AJ11])" office:value-type="float" office:value="18.3428571428571" calcext:value-type="float">
            <text:p>18.3428571428571</text:p>
          </table:table-cell>
          <table:table-cell table:style-name="ce32" table:formula="of:=AVERAGEIF([.B11:.AJ11]; &quot;&lt;20&quot;; [.B11:.AJ11])" office:value-type="float" office:value="18.3428571428571" calcext:value-type="float">
            <text:p>18.3428571428571</text:p>
          </table:table-cell>
          <table:table-cell table:style-name="ce32" table:formula="of:=AVERAGE([.AK11];[.AK29];[.AK47])" office:value-type="float" office:value="18.447619047619" calcext:value-type="float">
            <text:p>18.447619047619</text:p>
          </table:table-cell>
          <table:table-cell table:style-name="ce35" table:formula="of:=AVERAGE([.AL11];[.AL29];[.AL47])" office:value-type="float" office:value="18.447619047619" calcext:value-type="float">
            <text:p>18.4476190476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formula="of:=AVERAGE([.B12:.AJ12])" office:value-type="float" office:value="18.1714285714286" calcext:value-type="float">
            <text:p>18.1714285714286</text:p>
          </table:table-cell>
          <table:table-cell table:style-name="ce32" table:formula="of:=AVERAGEIF([.B12:.AJ12]; &quot;&lt;20&quot;; [.B12:.AJ12])" office:value-type="float" office:value="18.1714285714286" calcext:value-type="float">
            <text:p>18.1714285714286</text:p>
          </table:table-cell>
          <table:table-cell table:style-name="ce32" table:formula="of:=AVERAGE([.AK12];[.AK30];[.AK48])" office:value-type="float" office:value="18.3619047619048" calcext:value-type="float">
            <text:p>18.3619047619048</text:p>
          </table:table-cell>
          <table:table-cell table:style-name="ce35" table:formula="of:=AVERAGE([.AL12];[.AL30];[.AL48])" office:value-type="float" office:value="18.3619047619048" calcext:value-type="float">
            <text:p>18.361904761904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18" calcext:value-type="float">
            <text:p>18</text:p>
          </table:table-cell>
          <table:table-cell table:formula="of:=AVERAGE([.B13:.AJ13])" office:value-type="float" office:value="18.1714285714286" calcext:value-type="float">
            <text:p>18.1714285714286</text:p>
          </table:table-cell>
          <table:table-cell table:style-name="ce32" table:formula="of:=AVERAGEIF([.B13:.AJ13]; &quot;&lt;20&quot;; [.B13:.AJ13])" office:value-type="float" office:value="18.1714285714286" calcext:value-type="float">
            <text:p>18.1714285714286</text:p>
          </table:table-cell>
          <table:table-cell table:style-name="ce32" table:formula="of:=AVERAGE([.AK13];[.AK31];[.AK49])" office:value-type="float" office:value="18.6285714285714" calcext:value-type="float">
            <text:p>18.6285714285714</text:p>
          </table:table-cell>
          <table:table-cell table:style-name="ce35" table:formula="of:=AVERAGE([.AL13];[.AL31];[.AL49])" office:value-type="float" office:value="18.3949579831933" calcext:value-type="float">
            <text:p>18.39495798319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AVERAGE([.B14:.AJ14])" office:value-type="float" office:value="18.5428571428571" calcext:value-type="float">
            <text:p>18.5428571428571</text:p>
          </table:table-cell>
          <table:table-cell table:style-name="ce32" table:formula="of:=AVERAGEIF([.B14:.AJ14]; &quot;&lt;20&quot;; [.B14:.AJ14])" office:value-type="float" office:value="18.5428571428571" calcext:value-type="float">
            <text:p>18.5428571428571</text:p>
          </table:table-cell>
          <table:table-cell table:style-name="ce32" table:formula="of:=AVERAGE([.AK14];[.AK32];[.AK50])" office:value-type="float" office:value="18.4666666666667" calcext:value-type="float">
            <text:p>18.4666666666667</text:p>
          </table:table-cell>
          <table:table-cell table:style-name="ce35" table:formula="of:=AVERAGE([.AL14];[.AL32];[.AL50])" office:value-type="float" office:value="18.4666666666667" calcext:value-type="float">
            <text:p>18.466666666666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6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9" office:value-type="float" office:value="18" calcext:value-type="float">
            <text:p>18</text:p>
          </table:table-cell>
          <table:table-cell table:formula="of:=AVERAGE([.B15:.AJ15])" office:value-type="float" office:value="18.2857142857143" calcext:value-type="float">
            <text:p>18.2857142857143</text:p>
          </table:table-cell>
          <table:table-cell table:style-name="ce32" table:formula="of:=AVERAGEIF([.B15:.AJ15]; &quot;&lt;20&quot;; [.B15:.AJ15])" office:value-type="float" office:value="18.2857142857143" calcext:value-type="float">
            <text:p>18.2857142857143</text:p>
          </table:table-cell>
          <table:table-cell table:style-name="ce32" table:formula="of:=AVERAGE([.AK15];[.AK33];[.AK51])" office:value-type="float" office:value="18.4" calcext:value-type="float">
            <text:p>18.4</text:p>
          </table:table-cell>
          <table:table-cell table:style-name="ce35" table:formula="of:=AVERAGE([.AL15];[.AL33];[.AL51])" office:value-type="float" office:value="18.4" calcext:value-type="float">
            <text:p>18.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AVERAGE([.B16:.AJ16])" office:value-type="float" office:value="18.3714285714286" calcext:value-type="float">
            <text:p>18.3714285714286</text:p>
          </table:table-cell>
          <table:table-cell table:style-name="ce32" table:formula="of:=AVERAGEIF([.B16:.AJ16]; &quot;&lt;20&quot;; [.B16:.AJ16])" office:value-type="float" office:value="18.3714285714286" calcext:value-type="float">
            <text:p>18.3714285714286</text:p>
          </table:table-cell>
          <table:table-cell table:style-name="ce32" table:formula="of:=AVERAGE([.AK16];[.AK34];[.AK52])" office:value-type="float" office:value="18.4285714285714" calcext:value-type="float">
            <text:p>18.4285714285714</text:p>
          </table:table-cell>
          <table:table-cell table:style-name="ce35" table:formula="of:=AVERAGE([.AL16];[.AL34];[.AL52])" office:value-type="float" office:value="18.4285714285714" calcext:value-type="float">
            <text:p>18.42857142857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AVERAGE([.B17:.AJ17])" office:value-type="float" office:value="18.3714285714286" calcext:value-type="float">
            <text:p>18.3714285714286</text:p>
          </table:table-cell>
          <table:table-cell table:style-name="ce32" table:formula="of:=AVERAGEIF([.B17:.AJ17]; &quot;&lt;20&quot;; [.B17:.AJ17])" office:value-type="float" office:value="18.3714285714286" calcext:value-type="float">
            <text:p>18.3714285714286</text:p>
          </table:table-cell>
          <table:table-cell table:style-name="ce32" table:formula="of:=AVERAGE([.AK17];[.AK35];[.AK53])" office:value-type="float" office:value="18.6095238095238" calcext:value-type="float">
            <text:p>18.6095238095238</text:p>
          </table:table-cell>
          <table:table-cell table:style-name="ce35" table:formula="of:=AVERAGE([.AL17];[.AL35];[.AL53])" office:value-type="float" office:value="18.4714285714286" calcext:value-type="float">
            <text:p>18.47142857142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AVERAGE([.B18:.AJ18])" office:value-type="float" office:value="18.4857142857143" calcext:value-type="float">
            <text:p>18.4857142857143</text:p>
          </table:table-cell>
          <table:table-cell table:style-name="ce32" table:formula="of:=AVERAGEIF([.B18:.AJ18]; &quot;&lt;20&quot;; [.B18:.AJ18])" office:value-type="float" office:value="18.4857142857143" calcext:value-type="float">
            <text:p>18.4857142857143</text:p>
          </table:table-cell>
          <table:table-cell table:style-name="ce32" table:formula="of:=AVERAGE([.AK18];[.AK36];[.AK54])" office:value-type="float" office:value="18.5238095238095" calcext:value-type="float">
            <text:p>18.5238095238095</text:p>
          </table:table-cell>
          <table:table-cell table:style-name="ce35" table:formula="of:=AVERAGE([.AL18];[.AL36];[.AL54])" office:value-type="float" office:value="18.5238095238095" calcext:value-type="float">
            <text:p>18.523809523809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1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formula="of:=AVERAGE([.B19:.AJ19])" office:value-type="float" office:value="18.3428571428571" calcext:value-type="float">
            <text:p>18.3428571428571</text:p>
          </table:table-cell>
          <table:table-cell table:style-name="ce32" table:formula="of:=AVERAGEIF([.B19:.AJ19]; &quot;&lt;20&quot;; [.B19:.AJ19])" office:value-type="float" office:value="18.3428571428571" calcext:value-type="float">
            <text:p>18.3428571428571</text:p>
          </table:table-cell>
          <table:table-cell table:style-name="ce32" table:formula="of:=AVERAGE([.AK19];[.AK37];[.AK55])" office:value-type="float" office:value="18.4761904761905" calcext:value-type="float">
            <text:p>18.4761904761905</text:p>
          </table:table-cell>
          <table:table-cell table:style-name="ce35" table:formula="of:=AVERAGE([.AL19];[.AL37];[.AL55])" office:value-type="float" office:value="18.4761904761905" calcext:value-type="float">
            <text:p>18.4761904761905</text:p>
          </table:table-cell>
          <table:table-cell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8" table:style-name="ce16" office:value-type="float" office:value="19" calcext:value-type="float">
            <text:p>19</text:p>
          </table:table-cell>
          <table:table-cell table:number-columns-repeated="3"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3"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2"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2" table:style-name="ce16" office:value-type="float" office:value="18" calcext:value-type="float">
            <text:p>18</text:p>
          </table:table-cell>
          <table:table-cell table:style-name="ce23" office:value-type="float" office:value="18" calcext:value-type="float">
            <text:p>18</text:p>
          </table:table-cell>
          <table:table-cell table:style-name="ce29" table:formula="of:=AVERAGE([.B20:.AJ20])" office:value-type="float" office:value="18.3714285714286" calcext:value-type="float">
            <text:p>18.3714285714286</text:p>
          </table:table-cell>
          <table:table-cell table:style-name="ce33" table:formula="of:=AVERAGEIF([.B20:.AJ20]; &quot;&lt;20&quot;; [.B20:.AJ20])" office:value-type="float" office:value="18.3714285714286" calcext:value-type="float">
            <text:p>18.3714285714286</text:p>
          </table:table-cell>
          <table:table-cell table:style-name="ce39" table:formula="of:=AVERAGE([.AK20];[.AK38];[.AK56])" office:value-type="float" office:value="18.3904761904762" calcext:value-type="float">
            <text:p>18.3904761904762</text:p>
          </table:table-cell>
          <table:table-cell table:style-name="ce37" table:formula="of:=AVERAGE([.AL20];[.AL38];[.AL56])" office:value-type="float" office:value="18.3904761904762" calcext:value-type="float">
            <text:p>18.3904761904762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24" table:formula="of:=RANDBETWEEN(18;19)" office:value-type="float" office:value="18" calcext:value-type="float">
            <text:p>18</text:p>
          </table:table-cell>
          <table:table-cell table:style-name="ce30" table:formula="of:=AVERAGE([.B21:.AJ21])" office:value-type="float" office:value="18.5142857142857" calcext:value-type="float">
            <text:p>18.5142857142857</text:p>
          </table:table-cell>
          <table:table-cell table:style-name="ce34" table:formula="of:=AVERAGEIF([.B21:.AJ21]; &quot;&lt;20&quot;; [.B21:.AJ21])" office:value-type="float" office:value="18.5142857142857" calcext:value-type="float">
            <text:p>18.51428571428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22:.AJ22])" office:value-type="float" office:value="18.3714285714286" calcext:value-type="float">
            <text:p>18.3714285714286</text:p>
          </table:table-cell>
          <table:table-cell table:formula="of:=AVERAGEIF([.B22:.AJ22]; &quot;&lt;20&quot;; [.B22:.AJ22])" office:value-type="float" office:value="18.3714285714286" calcext:value-type="float">
            <text:p>18.371428571428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23:.AJ23])" office:value-type="float" office:value="18.4857142857143" calcext:value-type="float">
            <text:p>18.4857142857143</text:p>
          </table:table-cell>
          <table:table-cell table:formula="of:=AVERAGEIF([.B23:.AJ23]; &quot;&lt;20&quot;; [.B23:.AJ23])" office:value-type="float" office:value="18.4857142857143" calcext:value-type="float">
            <text:p>18.485714285714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24:.AJ24])" office:value-type="float" office:value="18.6571428571429" calcext:value-type="float">
            <text:p>18.6571428571429</text:p>
          </table:table-cell>
          <table:table-cell table:formula="of:=AVERAGEIF([.B24:.AJ24]; &quot;&lt;20&quot;; [.B24:.AJ24])" office:value-type="float" office:value="18.6571428571429" calcext:value-type="float">
            <text:p>18.65714285714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25:.AJ25])" office:value-type="float" office:value="18.4571428571429" calcext:value-type="float">
            <text:p>18.4571428571429</text:p>
          </table:table-cell>
          <table:table-cell table:formula="of:=AVERAGEIF([.B25:.AJ25]; &quot;&lt;20&quot;; [.B25:.AJ25])" office:value-type="float" office:value="18.4571428571429" calcext:value-type="float">
            <text:p>18.45714285714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26:.AJ26])" office:value-type="float" office:value="18.3714285714286" calcext:value-type="float">
            <text:p>18.3714285714286</text:p>
          </table:table-cell>
          <table:table-cell table:formula="of:=AVERAGEIF([.B26:.AJ26]; &quot;&lt;20&quot;; [.B26:.AJ26])" office:value-type="float" office:value="18.3714285714286" calcext:value-type="float">
            <text:p>18.371428571428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27:.AJ27])" office:value-type="float" office:value="18.3428571428571" calcext:value-type="float">
            <text:p>18.3428571428571</text:p>
          </table:table-cell>
          <table:table-cell table:formula="of:=AVERAGEIF([.B27:.AJ27]; &quot;&lt;20&quot;; [.B27:.AJ27])" office:value-type="float" office:value="18.3428571428571" calcext:value-type="float">
            <text:p>18.342857142857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28:.AJ28])" office:value-type="float" office:value="18.6" calcext:value-type="float">
            <text:p>18.6</text:p>
          </table:table-cell>
          <table:table-cell table:formula="of:=AVERAGEIF([.B28:.AJ28]; &quot;&lt;20&quot;; [.B28:.AJ28])" office:value-type="float" office:value="18.5" calcext:value-type="float">
            <text:p>18.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29:.AJ29])" office:value-type="float" office:value="18.3714285714286" calcext:value-type="float">
            <text:p>18.3714285714286</text:p>
          </table:table-cell>
          <table:table-cell table:formula="of:=AVERAGEIF([.B29:.AJ29]; &quot;&lt;20&quot;; [.B29:.AJ29])" office:value-type="float" office:value="18.3714285714286" calcext:value-type="float">
            <text:p>18.37142857142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30:.AJ30])" office:value-type="float" office:value="18.4285714285714" calcext:value-type="float">
            <text:p>18.4285714285714</text:p>
          </table:table-cell>
          <table:table-cell table:formula="of:=AVERAGEIF([.B30:.AJ30]; &quot;&lt;20&quot;; [.B30:.AJ30])" office:value-type="float" office:value="18.4285714285714" calcext:value-type="float">
            <text:p>18.428571428571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31:.AJ31])" office:value-type="float" office:value="18.5428571428571" calcext:value-type="float">
            <text:p>18.5428571428571</text:p>
          </table:table-cell>
          <table:table-cell table:formula="of:=AVERAGEIF([.B31:.AJ31]; &quot;&lt;20&quot;; [.B31:.AJ31])" office:value-type="float" office:value="18.5428571428571" calcext:value-type="float">
            <text:p>18.542857142857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32:.AJ32])" office:value-type="float" office:value="18.3714285714286" calcext:value-type="float">
            <text:p>18.3714285714286</text:p>
          </table:table-cell>
          <table:table-cell table:formula="of:=AVERAGEIF([.B32:.AJ32]; &quot;&lt;20&quot;; [.B32:.AJ32])" office:value-type="float" office:value="18.3714285714286" calcext:value-type="float">
            <text:p>18.371428571428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33:.AJ33])" office:value-type="float" office:value="18.5142857142857" calcext:value-type="float">
            <text:p>18.5142857142857</text:p>
          </table:table-cell>
          <table:table-cell table:formula="of:=AVERAGEIF([.B33:.AJ33]; &quot;&lt;20&quot;; [.B33:.AJ33])" office:value-type="float" office:value="18.5142857142857" calcext:value-type="float">
            <text:p>18.514285714285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34:.AJ34])" office:value-type="float" office:value="18.4857142857143" calcext:value-type="float">
            <text:p>18.4857142857143</text:p>
          </table:table-cell>
          <table:table-cell table:formula="of:=AVERAGEIF([.B34:.AJ34]; &quot;&lt;20&quot;; [.B34:.AJ34])" office:value-type="float" office:value="18.4857142857143" calcext:value-type="float">
            <text:p>18.485714285714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35:.AJ35])" office:value-type="float" office:value="18.9142857142857" calcext:value-type="float">
            <text:p>18.9142857142857</text:p>
          </table:table-cell>
          <table:table-cell table:formula="of:=AVERAGEIF([.B35:.AJ35]; &quot;&lt;20&quot;; [.B35:.AJ35])" office:value-type="float" office:value="18.5" calcext:value-type="float">
            <text:p>18.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36:.AJ36])" office:value-type="float" office:value="18.5428571428571" calcext:value-type="float">
            <text:p>18.5428571428571</text:p>
          </table:table-cell>
          <table:table-cell table:formula="of:=AVERAGEIF([.B36:.AJ36]; &quot;&lt;20&quot;; [.B36:.AJ36])" office:value-type="float" office:value="18.5428571428571" calcext:value-type="float">
            <text:p>18.542857142857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37:.AJ37])" office:value-type="float" office:value="18.5714285714286" calcext:value-type="float">
            <text:p>18.5714285714286</text:p>
          </table:table-cell>
          <table:table-cell table:formula="of:=AVERAGEIF([.B37:.AJ37]; &quot;&lt;20&quot;; [.B37:.AJ37])" office:value-type="float" office:value="18.5714285714286" calcext:value-type="float">
            <text:p>18.5714285714286</text:p>
          </table:table-cell>
          <table:table-cell table:number-columns-repeated="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1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9" calcext:value-type="float">
            <text:p>19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16" table:formula="of:=RANDBETWEEN(18;19)" office:value-type="float" office:value="18" calcext:value-type="float">
            <text:p>18</text:p>
          </table:table-cell>
          <table:table-cell table:style-name="ce23" table:formula="of:=RANDBETWEEN(18;19)" office:value-type="float" office:value="18" calcext:value-type="float">
            <text:p>18</text:p>
          </table:table-cell>
          <table:table-cell table:style-name="ce29" table:formula="of:=AVERAGE([.B38:.AJ38])" office:value-type="float" office:value="18.4857142857143" calcext:value-type="float">
            <text:p>18.4857142857143</text:p>
          </table:table-cell>
          <table:table-cell table:style-name="ce36" table:formula="of:=AVERAGEIF([.B38:.AJ38]; &quot;&lt;20&quot;; [.B38:.AJ38])" office:value-type="float" office:value="18.4857142857143" calcext:value-type="float">
            <text:p>18.4857142857143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9" calcext:value-type="float">
            <text:p>19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17" table:formula="of:=RANDBETWEEN(18;19)" office:value-type="float" office:value="18" calcext:value-type="float">
            <text:p>18</text:p>
          </table:table-cell>
          <table:table-cell table:style-name="ce24" table:formula="of:=RANDBETWEEN(18;19)" office:value-type="float" office:value="18" calcext:value-type="float">
            <text:p>18</text:p>
          </table:table-cell>
          <table:table-cell table:style-name="ce30" table:formula="of:=AVERAGE([.B39:.AJ39])" office:value-type="float" office:value="18.4285714285714" calcext:value-type="float">
            <text:p>18.4285714285714</text:p>
          </table:table-cell>
          <table:table-cell table:style-name="ce34" table:formula="of:=AVERAGEIF([.B39:.AJ39]; &quot;&lt;20&quot;; [.B39:.AJ39])" office:value-type="float" office:value="18.4285714285714" calcext:value-type="float">
            <text:p>18.42857142857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40:.AJ40])" office:value-type="float" office:value="18.3142857142857" calcext:value-type="float">
            <text:p>18.3142857142857</text:p>
          </table:table-cell>
          <table:table-cell table:formula="of:=AVERAGEIF([.B40:.AJ40]; &quot;&lt;20&quot;; [.B40:.AJ40])" office:value-type="float" office:value="18.3142857142857" calcext:value-type="float">
            <text:p>18.314285714285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41:.AJ41])" office:value-type="float" office:value="18.4285714285714" calcext:value-type="float">
            <text:p>18.4285714285714</text:p>
          </table:table-cell>
          <table:table-cell table:formula="of:=AVERAGEIF([.B41:.AJ41]; &quot;&lt;20&quot;; [.B41:.AJ41])" office:value-type="float" office:value="18.4285714285714" calcext:value-type="float">
            <text:p>18.42857142857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42:.AJ42])" office:value-type="float" office:value="18.4" calcext:value-type="float">
            <text:p>18.4</text:p>
          </table:table-cell>
          <table:table-cell table:formula="of:=AVERAGEIF([.B42:.AJ42]; &quot;&lt;20&quot;; [.B42:.AJ42])" office:value-type="float" office:value="18.4" calcext:value-type="float">
            <text:p>18.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43:.AJ43])" office:value-type="float" office:value="18.4285714285714" calcext:value-type="float">
            <text:p>18.4285714285714</text:p>
          </table:table-cell>
          <table:table-cell table:formula="of:=AVERAGEIF([.B43:.AJ43]; &quot;&lt;20&quot;; [.B43:.AJ43])" office:value-type="float" office:value="18.4285714285714" calcext:value-type="float">
            <text:p>18.42857142857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44:.AJ44])" office:value-type="float" office:value="19.2285714285714" calcext:value-type="float">
            <text:p>19.2285714285714</text:p>
          </table:table-cell>
          <table:table-cell table:formula="of:=AVERAGEIF([.B44:.AJ44]; &quot;&lt;20&quot;; [.B44:.AJ44])" office:value-type="float" office:value="18.5294117647059" calcext:value-type="float">
            <text:p>18.529411764705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45:.AJ45])" office:value-type="float" office:value="18.5428571428571" calcext:value-type="float">
            <text:p>18.5428571428571</text:p>
          </table:table-cell>
          <table:table-cell table:formula="of:=AVERAGEIF([.B45:.AJ45]; &quot;&lt;20&quot;; [.B45:.AJ45])" office:value-type="float" office:value="18.5428571428571" calcext:value-type="float">
            <text:p>18.542857142857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46:.AJ46])" office:value-type="float" office:value="18.6285714285714" calcext:value-type="float">
            <text:p>18.6285714285714</text:p>
          </table:table-cell>
          <table:table-cell table:formula="of:=AVERAGEIF([.B46:.AJ46]; &quot;&lt;20&quot;; [.B46:.AJ46])" office:value-type="float" office:value="18.6285714285714" calcext:value-type="float">
            <text:p>18.628571428571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47:.AJ47])" office:value-type="float" office:value="18.6285714285714" calcext:value-type="float">
            <text:p>18.6285714285714</text:p>
          </table:table-cell>
          <table:table-cell table:formula="of:=AVERAGEIF([.B47:.AJ47]; &quot;&lt;20&quot;; [.B47:.AJ47])" office:value-type="float" office:value="18.6285714285714" calcext:value-type="float">
            <text:p>18.62857142857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48:.AJ48])" office:value-type="float" office:value="18.4857142857143" calcext:value-type="float">
            <text:p>18.4857142857143</text:p>
          </table:table-cell>
          <table:table-cell table:formula="of:=AVERAGEIF([.B48:.AJ48]; &quot;&lt;20&quot;; [.B48:.AJ48])" office:value-type="float" office:value="18.4857142857143" calcext:value-type="float">
            <text:p>18.485714285714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49:.AJ49])" office:value-type="float" office:value="19.1714285714286" calcext:value-type="float">
            <text:p>19.1714285714286</text:p>
          </table:table-cell>
          <table:table-cell table:formula="of:=AVERAGEIF([.B49:.AJ49]; &quot;&lt;20&quot;; [.B49:.AJ49])" office:value-type="float" office:value="18.4705882352941" calcext:value-type="float">
            <text:p>18.470588235294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50:.AJ50])" office:value-type="float" office:value="18.4857142857143" calcext:value-type="float">
            <text:p>18.4857142857143</text:p>
          </table:table-cell>
          <table:table-cell table:formula="of:=AVERAGEIF([.B50:.AJ50]; &quot;&lt;20&quot;; [.B50:.AJ50])" office:value-type="float" office:value="18.4857142857143" calcext:value-type="float">
            <text:p>18.485714285714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51:.AJ51])" office:value-type="float" office:value="18.4" calcext:value-type="float">
            <text:p>18.4</text:p>
          </table:table-cell>
          <table:table-cell table:formula="of:=AVERAGEIF([.B51:.AJ51]; &quot;&lt;20&quot;; [.B51:.AJ51])" office:value-type="float" office:value="18.4" calcext:value-type="float">
            <text:p>18.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AVERAGE([.B52:.AJ52])" office:value-type="float" office:value="18.4285714285714" calcext:value-type="float">
            <text:p>18.4285714285714</text:p>
          </table:table-cell>
          <table:table-cell table:formula="of:=AVERAGEIF([.B52:.AJ52]; &quot;&lt;20&quot;; [.B52:.AJ52])" office:value-type="float" office:value="18.4285714285714" calcext:value-type="float">
            <text:p>18.42857142857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53:.AJ53])" office:value-type="float" office:value="18.5428571428571" calcext:value-type="float">
            <text:p>18.5428571428571</text:p>
          </table:table-cell>
          <table:table-cell table:formula="of:=AVERAGEIF([.B53:.AJ53]; &quot;&lt;20&quot;; [.B53:.AJ53])" office:value-type="float" office:value="18.5428571428571" calcext:value-type="float">
            <text:p>18.542857142857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54:.AJ54])" office:value-type="float" office:value="18.5428571428571" calcext:value-type="float">
            <text:p>18.5428571428571</text:p>
          </table:table-cell>
          <table:table-cell table:formula="of:=AVERAGEIF([.B54:.AJ54]; &quot;&lt;20&quot;; [.B54:.AJ54])" office:value-type="float" office:value="18.5428571428571" calcext:value-type="float">
            <text:p>18.542857142857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9" calcext:value-type="float">
            <text:p>19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RANDBETWEEN(18;19)" office:value-type="float" office:value="18" calcext:value-type="float">
            <text:p>18</text:p>
          </table:table-cell>
          <table:table-cell table:formula="of:=AVERAGE([.B55:.AJ55])" office:value-type="float" office:value="18.5142857142857" calcext:value-type="float">
            <text:p>18.5142857142857</text:p>
          </table:table-cell>
          <table:table-cell table:formula="of:=AVERAGEIF([.B55:.AJ55]; &quot;&lt;20&quot;; [.B55:.AJ55])" office:value-type="float" office:value="18.5142857142857" calcext:value-type="float">
            <text:p>18.5142857142857</text:p>
          </table:table-cell>
          <table:table-cell table:number-columns-repeated="3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3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9" calcext:value-type="float">
            <text:p>19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9" calcext:value-type="float">
            <text:p>19</text:p>
          </table:table-cell>
          <table:table-cell table:style-name="ce18" table:formula="of:=RANDBETWEEN(18;19)" office:value-type="float" office:value="19" calcext:value-type="float">
            <text:p>19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9" calcext:value-type="float">
            <text:p>19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9" calcext:value-type="float">
            <text:p>19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9" calcext:value-type="float">
            <text:p>19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9" calcext:value-type="float">
            <text:p>19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9" calcext:value-type="float">
            <text:p>19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9" calcext:value-type="float">
            <text:p>19</text:p>
          </table:table-cell>
          <table:table-cell table:style-name="ce18" table:formula="of:=RANDBETWEEN(18;19)" office:value-type="float" office:value="19" calcext:value-type="float">
            <text:p>19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9" calcext:value-type="float">
            <text:p>19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18" table:formula="of:=RANDBETWEEN(18;19)" office:value-type="float" office:value="18" calcext:value-type="float">
            <text:p>18</text:p>
          </table:table-cell>
          <table:table-cell table:style-name="ce25" table:formula="of:=RANDBETWEEN(18;19)" office:value-type="float" office:value="18" calcext:value-type="float">
            <text:p>18</text:p>
          </table:table-cell>
          <table:table-cell table:style-name="ce31" table:formula="of:=AVERAGE([.B56:.AJ56])" office:value-type="float" office:value="18.3142857142857" calcext:value-type="float">
            <text:p>18.3142857142857</text:p>
          </table:table-cell>
          <table:table-cell table:style-name="ce37" table:formula="of:=AVERAGEIF([.B56:.AJ56]; &quot;&lt;20&quot;; [.B56:.AJ56])" office:value-type="float" office:value="18.3142857142857" calcext:value-type="float">
            <text:p>18.31428571428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7:44:47.8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17:50:10.413000000</dc:date>
    <meta:editing-duration>PT20M29S</meta:editing-duration>
    <meta:editing-cycles>5</meta:editing-cycles>
    <meta:generator>LibreOffice/5.2.5.1$Windows_x86 LibreOffice_project/0312e1a284a7d50ca85a365c316c7abbf20a4d22</meta:generator>
    <meta:document-statistic meta:table-count="1" meta:cell-count="21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56cm" svg:y="0.316cm" chart:style-name="ch2">
          <text:p>samefile-images</text:p>
        </chart:title>
        <chart:subtitle svg:x="5.959cm" svg:y="1.275cm" chart:style-name="ch3">
          <text:p>(w/ anomalous results)</text:p>
        </chart:subtitle>
        <chart:plot-area chart:style-name="ch4" table:cell-range-address="'results_samefile-images'.A3:'results_samefile-images'.A20 'results_samefile-images'.AM3:'results_samefile-images'.AM20" chart:data-source-has-labels="column" svg:x="1.331cm" svg:y="2.138cm" svg:width="14.349cm" svg:height="5.701cm">
          <chartooo:coordinate-region svg:x="2.243cm" svg:y="2.337cm" svg:width="13.251cm" svg:height="4.855cm"/>
          <chart:axis chart:dimension="x" chart:name="primary-x" chart:style-name="ch5" chartooo:axis-type="auto">
            <chartooo:date-scale/>
            <chart:title svg:x="7.641cm" svg:y="8.019cm" chart:style-name="ch6">
              <text:p>Generation</text:p>
            </chart:title>
            <chart:categories table:cell-range-address="'results_samefile-images'.A3:'results_samefile-images'.A20"/>
          </chart:axis>
          <chart:axis chart:dimension="y" chart:name="primary-y" chart:style-name="ch5">
            <chart:title svg:x="0.451cm" svg:y="6.937cm" chart:style-name="ch7">
              <text:p>Avg. Response Time (ms)</text:p>
            </chart:title>
            <chart:grid chart:style-name="ch8" chart:class="major"/>
          </chart:axis>
          <chart:series chart:style-name="ch9" chart:values-cell-range-address="'results_samefile-images'.AM3:'results_samefile-images'.AM20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sults_samefile-images'.A3:'results_samefile-images'.A20</svg:desc>
                </draw:g>
              </table:table-cell>
              <table:table-cell office:value-type="float" office:value="18.4571428571428">
                <text:p>18.4571428571428</text:p>
                <draw:g>
                  <svg:desc>'results_samefile-images'.AM3:'results_samefile-images'.AM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.3047619047619">
                <text:p>18.30476190476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.3428571428571">
                <text:p>18.34285714285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.3809523809524">
                <text:p>18.38095238095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3714285714286">
                <text:p>18.37142857142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.5809523809524">
                <text:p>18.58095238095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.3428571428571">
                <text:p>18.34285714285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4857142857143">
                <text:p>18.48571428571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.447619047619">
                <text:p>18.4476190476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3619047619048">
                <text:p>18.36190476190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.6285714285714">
                <text:p>18.62857142857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.6095238095238">
                <text:p>18.60952380952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.5238095238095">
                <text:p>18.52380952380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.4761904761905">
                <text:p>18.47619047619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.3904761904762">
                <text:p>18.3904761904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56cm" svg:y="0.316cm" chart:style-name="ch2">
          <text:p>samefile-images</text:p>
        </chart:title>
        <chart:subtitle svg:x="5.853cm" svg:y="1.275cm" chart:style-name="ch3">
          <text:p>(w/o anomalous results)</text:p>
        </chart:subtitle>
        <chart:plot-area chart:style-name="ch4" table:cell-range-address="'results_samefile-images'.A3:'results_samefile-images'.A20 'results_samefile-images'.AN3:'results_samefile-images'.AN20" chart:data-source-has-labels="column" svg:x="1.331cm" svg:y="2.138cm" svg:width="14.349cm" svg:height="5.701cm">
          <chartooo:coordinate-region svg:x="2.429cm" svg:y="2.338cm" svg:width="13.064cm" svg:height="4.855cm"/>
          <chart:axis chart:dimension="x" chart:name="primary-x" chart:style-name="ch5" chartooo:axis-type="auto">
            <chartooo:date-scale/>
            <chart:title svg:x="7.641cm" svg:y="8.019cm" chart:style-name="ch6">
              <text:p>Generation</text:p>
            </chart:title>
            <chart:categories table:cell-range-address="'results_samefile-images'.A3:'results_samefile-images'.A20"/>
          </chart:axis>
          <chart:axis chart:dimension="y" chart:name="primary-y" chart:style-name="ch5">
            <chart:title svg:x="0.451cm" svg:y="6.937cm" chart:style-name="ch7">
              <text:p>Avg. Response Time (ms)</text:p>
            </chart:title>
            <chart:grid chart:style-name="ch8" chart:class="major"/>
          </chart:axis>
          <chart:series chart:style-name="ch9" chart:values-cell-range-address="'results_samefile-images'.AN3:'results_samefile-images'.AN20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sults_samefile-images'.A3:'results_samefile-images'.A20</svg:desc>
                </draw:g>
              </table:table-cell>
              <table:table-cell office:value-type="float" office:value="18.3240896358543">
                <text:p>18.3240896358543</text:p>
                <draw:g>
                  <svg:desc>'results_samefile-images'.AN3:'results_samefile-images'.AN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.3047619047619">
                <text:p>18.30476190476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.3428571428571">
                <text:p>18.34285714285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.3809523809524">
                <text:p>18.38095238095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3714285714286">
                <text:p>18.37142857142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.3478991596639">
                <text:p>18.34789915966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.3428571428571">
                <text:p>18.34285714285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452380952381">
                <text:p>18.4523809523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.447619047619">
                <text:p>18.4476190476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3619047619048">
                <text:p>18.36190476190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.3949579831933">
                <text:p>18.39495798319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.4714285714286">
                <text:p>18.47142857142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.5238095238095">
                <text:p>18.52380952380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.4761904761905">
                <text:p>18.47619047619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.3904761904762">
                <text:p>18.3904761904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